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paragraph-rsid="002609eb"/>
    </style:style>
    <style:style style:name="P2" style:family="paragraph" style:parent-style-name="Text_20_body">
      <style:text-properties officeooo:paragraph-rsid="002cfc67"/>
    </style:style>
    <style:style style:name="P3" style:family="paragraph" style:parent-style-name="Text_20_body">
      <style:text-properties officeooo:rsid="00220c92" officeooo:paragraph-rsid="00330075"/>
    </style:style>
    <style:style style:name="P4" style:family="paragraph" style:parent-style-name="Text_20_body">
      <style:paragraph-properties fo:text-align="center" style:justify-single-word="false"/>
      <style:text-properties officeooo:paragraph-rsid="002cfc67"/>
    </style:style>
    <style:style style:name="P5" style:family="paragraph" style:parent-style-name="Text_20_body">
      <style:text-properties fo:font-style="italic" fo:font-weight="bold" officeooo:rsid="002d6729" officeooo:paragraph-rsid="002d6729" style:font-style-asian="italic" style:font-weight-asian="bold" style:font-style-complex="italic" style:font-weight-complex="bold"/>
    </style:style>
    <style:style style:name="P6" style:family="paragraph" style:parent-style-name="Text_20_body">
      <style:text-properties officeooo:rsid="0030f4ae" officeooo:paragraph-rsid="0030f4ae"/>
    </style:style>
    <style:style style:name="P7" style:family="paragraph" style:parent-style-name="Text_20_body">
      <style:text-properties officeooo:paragraph-rsid="00330075"/>
    </style:style>
    <style:style style:name="T1" style:family="text">
      <style:text-properties fo:font-weight="bold" officeooo:rsid="002a54fc"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officeooo:rsid="00224a9b" style:font-weight-asian="normal" style:font-weight-complex="normal"/>
    </style:style>
    <style:style style:name="T4" style:family="text">
      <style:text-properties fo:font-weight="normal" officeooo:rsid="002379fd" style:font-weight-asian="normal" style:font-weight-complex="normal"/>
    </style:style>
    <style:style style:name="T5" style:family="text">
      <style:text-properties fo:font-weight="normal" officeooo:rsid="00253a7b" style:font-weight-asian="normal" style:font-weight-complex="normal"/>
    </style:style>
    <style:style style:name="T6" style:family="text">
      <style:text-properties fo:font-weight="normal" officeooo:rsid="002d6729" style:font-weight-asian="normal" style:font-weight-complex="normal"/>
    </style:style>
    <style:style style:name="T7" style:family="text">
      <style:text-properties fo:font-weight="normal" officeooo:rsid="00330075" style:font-weight-asian="normal" style:font-weight-complex="normal"/>
    </style:style>
    <style:style style:name="T8" style:family="text">
      <style:text-properties fo:font-style="italic" fo:font-weight="normal" officeooo:rsid="00224a9b" style:font-style-asian="italic" style:font-weight-asian="normal" style:font-style-complex="italic" style:font-weight-complex="normal"/>
    </style:style>
    <style:style style:name="T9" style:family="text">
      <style:text-properties fo:font-style="italic" fo:font-weight="normal" officeooo:rsid="00253a7b" style:font-style-asian="italic" style:font-weight-asian="normal" style:font-style-complex="italic" style:font-weight-complex="normal"/>
    </style:style>
    <style:style style:name="T10" style:family="text">
      <style:text-properties fo:font-style="italic" style:font-style-asian="italic" style:font-style-complex="italic"/>
    </style:style>
    <style:style style:name="T11" style:family="text">
      <style:text-properties fo:font-style="italic" officeooo:rsid="002cfc67" style:font-style-asian="italic" style:font-style-complex="italic"/>
    </style:style>
    <style:style style:name="T12" style:family="text">
      <style:text-properties fo:font-style="italic" officeooo:rsid="002ee9cb" style:font-style-asian="italic" style:font-style-complex="italic"/>
    </style:style>
    <style:style style:name="T13" style:family="text">
      <style:text-properties officeooo:rsid="002609eb"/>
    </style:style>
    <style:style style:name="T14" style:family="text">
      <style:text-properties style:text-underline-style="solid" style:text-underline-width="auto" style:text-underline-color="font-color" fo:font-weight="normal" officeooo:rsid="00253a7b" style:font-weight-asian="normal" style:font-weight-complex="normal"/>
    </style:style>
    <style:style style:name="T15" style:family="text">
      <style:text-properties style:text-underline-style="solid" style:text-underline-width="auto" style:text-underline-color="font-color" fo:font-weight="normal" officeooo:rsid="002b9b5d" style:font-weight-asian="normal" style:font-weight-complex="normal"/>
    </style:style>
    <style:style style:name="T16" style:family="text">
      <style:text-properties officeooo:rsid="002cfc67"/>
    </style:style>
    <style:style style:name="T17" style:family="text">
      <style:text-properties officeooo:rsid="002ee9cb"/>
    </style:style>
    <style:style style:name="T18" style:family="text">
      <style:text-properties officeooo:rsid="00330075"/>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Piotr Puldzian Płucienniczak</text:p>
      <text:p text:style-name="P5">Co to są Firmy</text:p>
      <text:p text:style-name="P1"/>
      <text:p text:style-name="P2">Język polski jest przestrzenią polską i ma dokładnie taki status: jest rozległym <text:span text:style-name="T13">i mierzalnym </text:span>miejscem, w którym można powiesić banner <text:span text:style-name="T13">określonej wielkości</text:span>. W miękkiej materii słownika odciskają się trendy gospodarcze i polityczne, materia słownika – jak wszystko – urabiana jest przez specjalistów, konsultantów i reklamodawców. <text:span text:style-name="T16">Gospodarka kreatywna w Polsce jest kreatywna tylko </text:span><text:span text:style-name="T11">z nazwy</text:span><text:span text:style-name="T16">: nazywanie podmiotów gospodarczych jest ich zasadniczym twórczym aktem. Po wywieszeniu szyldu przystępujemy do odtwórczych czynności: podgrzewania kurczaków, podawania piwek, sortowania obuwia. Paraliżujący rozdźwięk między doniosłością słowa a realiami bytu to tradycyjny element nadwiślańskiej kultury. Przedsiębiorczość nie odbiega w tym schemacie dalece od schematów znanych z powstań narodowych czy prób rzucenia palenia. </text:span></text:p>
      <text:p text:style-name="P7"><text:span text:style-name="T11">Firmy</text:span><text:span text:style-name="T16"> to ilościowa analiza gospodarki kreatywnej. Na pierwszej linii pomysłu stoi ekonomia słowotwórcza. Swoboda działania jest pozorna, zamknięta, algorytmiczna. Zderegulowany rynek to rynek zmonopolizowany, małym graczom zostają gry językowe, małe narracje, lokalne paradygmaty. Powinniśmy jednak przejrzeć machinacje rynku i zajrzeć w serce przedsiębiorczości.</text:span></text:p>
      <text:p text:style-name="P2"><text:span text:style-name="T11">Firmy</text:span><text:span text:style-name="T16"> to książka o uczuciach. Na drugiej linii pomysłu jest nadzieja, dążenie do sukcesu, troska o jutro, branie spraw w swoje ręce, zaradność, sukcesizm. I środki niedostateczne do realizacji zamierzeń. Po indywidualnych i zbiorowych zrywach pozostają wpisy w centralnej ewidencji działalności gospodarczej.</text:span></text:p>
      <text:p text:style-name="P6">Ostatecznie można potraktować <text:span text:style-name="T10">Firmy</text:span> jako materiał go gier: „zgadnij co oznacza dana nazwa?” <text:span text:style-name="T18">Trzecia linia pomysłu jest zaskakująca i – być może – pouczająca</text:span>.</text:p>
      <text:p text:style-name="P4"><text:span text:style-name="T1">$</text:span></text:p>
      <text:p text:style-name="P3"><text:span text:style-name="T8">Firmy</text:span><text:span text:style-name="T2"> stworzyłem </text:span><text:span text:style-name="T3">w następujący sposób. N</text:span><text:span text:style-name="T2">ajpierw </text:span><text:span text:style-name="T3">pobrałem </text:span><text:span text:style-name="T2">z sieci </text:span><text:span text:style-name="T3">(przy pomocy narzędzia webscrap.io) nazwy przedsiębiorstw z wolnodostępnej bazy. Dalsze prace przebiegały w R, języku programowania przeznaczonym do operacji na danych. Listy firm z poszczególnych województw zostały połączone w jedną. Usunąłem z nazw wszystko poza pierwszym wyrazem. To dość ważny krok: w konsekwencji niniejsza publikacja zawiera jedynie te wyrazy-przedsiębiorstwa, które stanowiły pierwszy wyraz odpowiedniej nazwy przedsiębiorstwa. </text:span><text:span text:style-name="T4">Za chaszczami „PPHU”, „Hurtowni” czy „ZHU” </text:span><text:span text:style-name="T5">kryją </text:span><text:span text:style-name="T4">się niewątpliwie skarby słowotwórstwa, ale dotarcie do nich skomplikowałoby skrypt, a ja nie jestem taki dobry w </text:span><text:span text:style-name="T5">te rzeczy</text:span><text:span text:style-name="T4">. Następnie baza wyrazów została porównana ze słownikami: polskim, nazwisk i miejscowości, angielskim </text:span><text:span text:style-name="T5">oraz</text:span><text:span text:style-name="T4"> niemieckim. Ewentualne powtórzenia, tzn. słowa występujące </text:span><text:span text:style-name="T5">zarówno </text:span><text:span text:style-name="T4">w bazie, </text:span><text:span text:style-name="T5">jak </text:span><text:span text:style-name="T4">i którymś z</text:span><text:span text:style-name="T5">e </text:span><text:span text:style-name="T4">słowników, zostały usunięte. </text:span><text:span text:style-name="T5">Dodałem również filtry związane z końcówkami nazwisk, a na końcu i tak musiałem ręcznie wykasować kilkadziesiąt wpisów, które przecisnęły się przez sito. Tak więc zostały wyrazy, które nie oznaczają firmy. To właśnie </text:span><text:span text:style-name="T9">Firmy</text:span><text:span text:style-name="T5">. </text:span></text:p>
      <text:p text:style-name="P3"><text:span text:style-name="T7">W </text:span><text:span text:style-name="T5">Aneksie znajduje się 2137 (sic!) nazw przedsiębiorstw, które kończą się na -pol, czyli najważniejszy, </text:span><text:span text:style-name="T6">bo </text:span><text:span text:style-name="T5">narodowy sufiks.</text:span></text:p>
      <text:p text:style-name="P2"><text:span text:style-name="T3">Wszystkie pliki i skrypty </text:span><text:span text:style-name="T5">możesz </text:span><text:span text:style-name="T3">znaleźć w repozytorium: </text:span><text:a xlink:type="simple" xlink:href="http://github.com/puldzian/firmy" text:style-name="Internet_20_link" text:visited-style-name="Visited_20_Internet_20_Link"><text:span text:style-name="T14">http://github.com/puldzian/</text:span></text:a><text:a xlink:type="simple" xlink:href="http://github.com/puldzian/firmy" text:style-name="Internet_20_link" text:visited-style-name="Visited_20_Internet_20_Link"><text:span text:style-name="T15">f</text:span></text:a><text:a xlink:type="simple" xlink:href="http://github.com/puldzian/firmy" text:style-name="Internet_20_link" text:visited-style-name="Visited_20_Internet_20_Link"><text:span text:style-name="T14">irmy</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iotr P. Płucienniczak</meta:initial-creator>
    <meta:creation-date>2017-05-25T18:56:00.845215120</meta:creation-date>
    <dc:date>2017-07-20T15:00:10.121036678</dc:date>
    <meta:editing-duration>PT39M33S</meta:editing-duration>
    <meta:editing-cycles>9</meta:editing-cycles>
    <meta:generator>LibreOffice/5.3.1.2$Linux_X86_64 LibreOffice_project/30m0$Build-2</meta:generator>
    <meta:document-statistic meta:table-count="0" meta:image-count="0" meta:object-count="0" meta:page-count="1" meta:paragraph-count="10" meta:word-count="398" meta:character-count="3040" meta:non-whitespace-character-count="2646"/>
  </office:meta>
</office:document-meta>
</file>